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000000" draw:textarea-vertical-align="middle"/>
    </style:style>
    <style:style style:name="gr3" style:family="graphic" style:parent-style-name="standard">
      <style:graphic-properties draw:stroke="none" draw:fill="gradient" draw:fill-color="#cfe7f5" draw:fill-gradient-name="Gradient_20_1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gradient" draw:fill-color="#cfe7f5" draw:fill-gradient-name="Gradient_20_11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gradient" draw:fill-color="#ff420e" draw:fill-gradient-name="Gradient_20_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gradient" draw:fill-color="#ff420e" draw:fill-gradient-name="Gradient_20_1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8" style:family="graphic" style:parent-style-name="standard">
      <style:graphic-properties draw:stroke="solid" svg:stroke-width="0.152cm" svg:stroke-color="#000000" draw:marker-start-width="0.427cm" draw:marker-end-width="0.427cm" draw:fill="solid" draw:fill-color="#83caff" draw:textarea-horizontal-align="justify" draw:textarea-vertical-align="middle" draw:auto-grow-height="false" fo:min-height="0cm" fo:min-width="0cm" fo:padding-top="0.2cm" fo:padding-bottom="0.2cm" fo:padding-left="0.325cm" fo:padding-right="0.325cm" draw:shadow="hidden"/>
    </style:style>
    <style:style style:name="gr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747cm" svg:height="18.542cm" svg:x="7.096cm" svg:y="3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rect draw:style-name="gr2" draw:text-style-name="P1" draw:layer="layout" svg:width="1.27cm" svg:height="0.254cm" svg:x="8.747cm" svg:y="5.826cm">
              <text:p/>
            </draw:rect>
            <draw:rect draw:style-name="gr2" draw:text-style-name="P1" draw:layer="layout" svg:width="1.27cm" svg:height="0.254cm" svg:x="8.747cm" svg:y="7.35cm">
              <text:p/>
            </draw:rect>
            <draw:rect draw:style-name="gr2" draw:text-style-name="P1" draw:layer="layout" svg:width="1.27cm" svg:height="0.254cm" svg:x="8.747cm" svg:y="8.874cm">
              <text:p/>
            </draw:rect>
            <draw:rect draw:style-name="gr2" draw:text-style-name="P1" draw:layer="layout" svg:width="1.27cm" svg:height="0.254cm" svg:x="8.747cm" svg:y="10.398cm">
              <text:p/>
            </draw:rect>
            <draw:rect draw:style-name="gr2" draw:text-style-name="P1" draw:layer="layout" svg:width="1.27cm" svg:height="0.254cm" svg:x="8.747cm" svg:y="11.922cm">
              <text:p/>
            </draw:rect>
            <draw:rect draw:style-name="gr2" draw:text-style-name="P1" draw:layer="layout" svg:width="1.27cm" svg:height="0.254cm" svg:x="8.747cm" svg:y="14.97cm">
              <text:p/>
            </draw:rect>
            <draw:rect draw:style-name="gr2" draw:text-style-name="P1" draw:layer="layout" svg:width="1.27cm" svg:height="0.254cm" svg:x="8.747cm" svg:y="16.494cm">
              <text:p/>
            </draw:rect>
            <draw:rect draw:style-name="gr2" draw:text-style-name="P1" draw:layer="layout" svg:width="1.27cm" svg:height="0.254cm" svg:x="8.747cm" svg:y="13.446cm">
              <text:p/>
            </draw:rect>
          </draw:g>
          <draw:g>
            <draw:rect draw:style-name="gr2" draw:text-style-name="P1" draw:layer="layout" svg:width="1.27cm" svg:height="0.254cm" svg:x="11.932cm" svg:y="5.953cm">
              <text:p/>
            </draw:rect>
            <draw:rect draw:style-name="gr2" draw:text-style-name="P1" draw:layer="layout" svg:width="1.27cm" svg:height="0.254cm" svg:x="11.932cm" svg:y="8.493cm">
              <text:p/>
            </draw:rect>
            <draw:rect draw:style-name="gr2" draw:text-style-name="P1" draw:layer="layout" svg:width="1.27cm" svg:height="0.254cm" svg:x="11.932cm" svg:y="11.033cm">
              <text:p/>
            </draw:rect>
            <draw:rect draw:style-name="gr2" draw:text-style-name="P1" draw:layer="layout" svg:width="1.27cm" svg:height="0.254cm" svg:x="11.932cm" svg:y="13.573cm">
              <text:p/>
            </draw:rect>
            <draw:rect draw:style-name="gr2" draw:text-style-name="P1" draw:layer="layout" svg:width="1.27cm" svg:height="0.254cm" svg:x="11.932cm" svg:y="16.062cm">
              <text:p/>
            </draw:rect>
          </draw:g>
          <draw:g>
            <draw:g>
              <draw:custom-shape draw:style-name="gr3" draw:text-style-name="P1" draw:layer="layout" svg:width="4.547cm" svg:height="4.363cm" svg:x="8.696cm" svg:y="17.0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2.128cm" svg:height="16.557cm" svg:x="9.905cm" svg:y="4.247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5" draw:text-style-name="P1" draw:layer="layout" svg:width="1.89cm" svg:height="12.573cm" svg:x="10.024cm" svg:y="8.041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" draw:text-style-name="P1" draw:layer="layout" svg:width="4.037cm" svg:height="3.874cm" svg:x="8.951cm" svg:y="17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custom-shape draw:style-name="gr7" draw:text-style-name="P1" draw:layer="layout" svg:width="7.747cm" svg:height="18.542cm" svg:x="7.095cm" svg:y="3.6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rect draw:style-name="gr2" draw:text-style-name="P1" draw:layer="layout" svg:width="1.27cm" svg:height="0.254cm" svg:x="8.746cm" svg:y="5.897cm">
              <text:p/>
            </draw:rect>
            <draw:rect draw:style-name="gr2" draw:text-style-name="P1" draw:layer="layout" svg:width="1.27cm" svg:height="0.254cm" svg:x="8.746cm" svg:y="7.421cm">
              <text:p/>
            </draw:rect>
            <draw:rect draw:style-name="gr2" draw:text-style-name="P1" draw:layer="layout" svg:width="1.27cm" svg:height="0.254cm" svg:x="8.746cm" svg:y="8.945cm">
              <text:p/>
            </draw:rect>
            <draw:rect draw:style-name="gr2" draw:text-style-name="P1" draw:layer="layout" svg:width="1.27cm" svg:height="0.254cm" svg:x="8.746cm" svg:y="10.469cm">
              <text:p/>
            </draw:rect>
            <draw:rect draw:style-name="gr2" draw:text-style-name="P1" draw:layer="layout" svg:width="1.27cm" svg:height="0.254cm" svg:x="8.746cm" svg:y="11.993cm">
              <text:p/>
            </draw:rect>
            <draw:rect draw:style-name="gr2" draw:text-style-name="P1" draw:layer="layout" svg:width="1.27cm" svg:height="0.254cm" svg:x="8.746cm" svg:y="15.041cm">
              <text:p/>
            </draw:rect>
            <draw:rect draw:style-name="gr2" draw:text-style-name="P1" draw:layer="layout" svg:width="1.27cm" svg:height="0.254cm" svg:x="8.746cm" svg:y="16.565cm">
              <text:p/>
            </draw:rect>
            <draw:rect draw:style-name="gr2" draw:text-style-name="P1" draw:layer="layout" svg:width="1.27cm" svg:height="0.254cm" svg:x="8.746cm" svg:y="13.517cm">
              <text:p/>
            </draw:rect>
          </draw:g>
          <draw:g>
            <draw:rect draw:style-name="gr2" draw:text-style-name="P1" draw:layer="layout" svg:width="1.27cm" svg:height="0.254cm" svg:x="11.931cm" svg:y="6.024cm">
              <text:p/>
            </draw:rect>
            <draw:rect draw:style-name="gr2" draw:text-style-name="P1" draw:layer="layout" svg:width="1.27cm" svg:height="0.254cm" svg:x="11.931cm" svg:y="8.564cm">
              <text:p/>
            </draw:rect>
            <draw:rect draw:style-name="gr2" draw:text-style-name="P1" draw:layer="layout" svg:width="1.27cm" svg:height="0.254cm" svg:x="11.931cm" svg:y="11.104cm">
              <text:p/>
            </draw:rect>
            <draw:rect draw:style-name="gr2" draw:text-style-name="P1" draw:layer="layout" svg:width="1.27cm" svg:height="0.254cm" svg:x="11.931cm" svg:y="13.644cm">
              <text:p/>
            </draw:rect>
            <draw:rect draw:style-name="gr2" draw:text-style-name="P1" draw:layer="layout" svg:width="1.27cm" svg:height="0.254cm" svg:x="11.931cm" svg:y="16.133cm">
              <text:p/>
            </draw:rect>
          </draw:g>
          <draw:g>
            <draw:g>
              <draw:path draw:style-name="gr8" draw:text-style-name="P1" draw:layer="layout" svg:width="4.546cm" svg:height="17.128cm" svg:x="8.694cm" svg:y="4.317cm" svg:viewBox="0 0 4547 17129" svg:d="M4547 14947c0 1237-985 2182-2274 2182s-2273-945-2273-2182c0-864 481-1586 1210-1942v-11941c0-532 532-1064 1064-1064s1065 532 1065 1064v11943c728 356 1208 1077 1208 1940z">
                <text:p/>
              </draw:path>
            </draw:g>
            <draw:g>
              <draw:custom-shape draw:style-name="gr9" draw:text-style-name="P1" draw:layer="layout" svg:width="1.985cm" svg:height="12.573cm" svg:x="9.982cm" svg:y="8.112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9" draw:text-style-name="P1" draw:layer="layout" svg:width="4.424cm" svg:height="4.246cm" svg:x="8.759cm" svg:y="17.1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radial" draw:cx="80%" draw:cy="40%" draw:start-color="#c5000b" draw:end-color="#ff420e" draw:start-intensity="70%" draw:end-intensity="100%" draw:border="0%"/>
    <draw:gradient draw:name="Gradient_20_11" draw:display-name="Gradient 11" draw:style="linear" draw:start-color="#00ccff" draw:end-color="#83caff" draw:start-intensity="50%" draw:end-intensity="100%" draw:angle="2700" draw:border="0%"/>
    <draw:gradient draw:name="Gradient_20_12" draw:display-name="Gradient 12" draw:style="radial" draw:cx="80%" draw:cy="40%" draw:start-color="#c5000b" draw:end-color="#ff420e" draw:start-intensity="70%" draw:end-intensity="100%" draw:border="0%"/>
    <draw:gradient draw:name="Gradient_20_8" draw:display-name="Gradient 8" draw:style="linear" draw:start-color="#c5000b" draw:end-color="#ff420e" draw:start-intensity="40%" draw:end-intensity="100%" draw:angle="900" draw:border="0%"/>
    <draw:gradient draw:name="Gradient_20_9" draw:display-name="Gradient 9" draw:style="linear" draw:start-color="#c5000b" draw:end-color="#ff420e" draw:start-intensity="70%" draw:end-intensity="100%" draw:angle="900" draw:border="0%"/>
    <draw:gradient draw:name="Thermometer" draw:style="radial" draw:cx="80%" draw:cy="40%" draw:start-color="#c5000b" draw:end-color="#ff420e" draw:start-intensity="100%" draw:end-intensity="10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sley Branton</meta:initial-creator>
    <meta:creation-date>2016-08-14T13:01:23.21</meta:creation-date>
    <dc:date>2016-08-14T13:32:40.65</dc:date>
    <dc:creator>Wesley Branton</dc:creator>
    <meta:editing-duration>PT16M6S</meta:editing-duration>
    <meta:editing-cycles>2</meta:editing-cycles>
    <meta:generator>OpenOffice/4.1.1$Win32 OpenOffice.org_project/411m6$Build-9775</meta:generator>
    <meta:document-statistic meta:object-count="47"/>
  </office:meta>
</office:document-meta>
</file>